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none" fo:border-bottom="thin solid #000000" fo:border-left="none" fo:border-right="none" fo:background-color="#FFFFFF"/>
      <style:text-properties fo:color="#000000" style:font-name="Arial" style:font-name-asian="Arial" style:font-name-complex="Arial" fo:font-size="10pt" style:font-size-asian="10pt" style:font-size-complex="10pt"/>
    </style:style>
    <style:style style:name="ce3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background-color="#FFFFFF" style:repeat-content="false"/>
      <style:paragraph-properties fo:text-align="center" style:writing-mode="l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thin solid #000000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10pt" style:font-size-asian="10pt" style:font-size-complex="10pt"/>
    </style:style>
    <style:style style:name="ce5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automatic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10pt" style:font-size-asian="10pt" style:font-size-complex="10pt"/>
    </style:style>
    <style:style style:name="ce6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10pt" style:font-size-asian="10pt" style:font-size-complex="10pt"/>
    </style:style>
    <style:style style:name="ce7" style:family="table-cell" style:parent-style-name="Default" style:data-style-name="N0">
      <style:table-cell-properties fo:border-top="thin dotted #BFBFBF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10pt" style:font-size-asian="10pt" style:font-size-complex="10pt"/>
    </style:style>
    <style:style style:name="ce8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automatic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10pt" style:font-size-asian="10pt" style:font-size-complex="10pt"/>
    </style:style>
    <style:style style:name="ce9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10pt" style:font-size-asian="10pt" style:font-size-complex="10pt"/>
    </style:style>
    <style:style style:name="ce10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1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2" style:family="table-cell" style:parent-style-name="Porcentaje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3" style:family="table-cell" style:parent-style-name="Default" style:data-style-name="N19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10pt" style:font-size-asian="10pt" style:font-size-complex="10pt"/>
    </style:style>
    <style:style style:name="ce14" style:family="table-cell" style:parent-style-name="Default" style:data-style-name="N19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10pt" style:font-size-asian="10pt" style:font-size-complex="10pt"/>
    </style:style>
    <style:style style:name="ce15" style:family="table-cell" style:parent-style-name="Default" style:data-style-name="N19">
      <style:table-cell-properties fo:border-top="thin dotted #BFBFBF" fo:border-bottom="none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10pt" style:font-size-asian="10pt" style:font-size-complex="10pt"/>
    </style:style>
    <style:style style:name="ce16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o1" style:family="table-column">
      <style:table-column-properties fo:break-before="auto" style:column-width="3.38666666666667cm" style:use-optimal-column-width="true"/>
    </style:style>
    <style:style style:name="co2" style:family="table-column">
      <style:table-column-properties fo:break-before="auto" style:column-width="3.571875cm" style:use-optimal-column-width="true"/>
    </style:style>
    <style:style style:name="co3" style:family="table-column">
      <style:table-column-properties fo:break-before="auto" style:column-width="4.07458333333333cm" style:use-optimal-column-width="true"/>
    </style:style>
    <style:style style:name="co4" style:family="table-column">
      <style:table-column-properties fo:break-before="auto" style:column-width="3.4925cm" style:use-optimal-column-width="true"/>
    </style:style>
    <style:style style:name="co5" style:family="table-column">
      <style:table-column-properties fo:break-before="auto" style:column-width="7.09083333333333cm" style:use-optimal-column-width="true"/>
    </style:style>
    <style:style style:name="co6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Hoja3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6379" table:default-cell-style-name="ce1"/>
        <table:table-row table:style-name="ro1">
          <table:table-cell table:style-name="ce2"/>
          <table:table-cell office:value-type="string" table:style-name="ce3">
            <text:p>Dosis entregadas (1)</text:p>
          </table:table-cell>
          <table:table-cell office:value-type="string" table:style-name="ce3">
            <text:p>Dosis administradas (2)</text:p>
          </table:table-cell>
          <table:table-cell office:value-type="string" table:style-name="ce3">
            <text:p>% sobre entregadas</text:p>
          </table:table-cell>
          <table:table-cell office:value-type="string" table:style-name="ce3">
            <text:p>Fecha de la última vacuna registrada (2)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Andalucía</text:p>
          </table:table-cell>
          <table:table-cell office:value-type="float" office:value="140295" table:style-name="ce5">
            <text:p>140.295</text:p>
          </table:table-cell>
          <table:table-cell office:value-type="float" office:value="69445" table:style-name="ce5">
            <text:p>69.445</text:p>
          </table:table-cell>
          <table:table-cell office:value-type="percentage" office:value="0.49499269396628531" table:style-name="ce6">
            <text:p>49,5%</text:p>
          </table:table-cell>
          <table:table-cell office:value-type="date" office:date-value="2021-01-07T00:00:00" table:style-name="ce13">
            <text:p>07/01/2021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Aragón</text:p>
          </table:table-cell>
          <table:table-cell office:value-type="float" office:value="23715" table:style-name="ce8">
            <text:p>23.715</text:p>
          </table:table-cell>
          <table:table-cell office:value-type="float" office:value="9944" table:style-name="ce8">
            <text:p>9.944</text:p>
          </table:table-cell>
          <table:table-cell office:value-type="percentage" office:value="0.41931267130508115" table:style-name="ce9">
            <text:p>41,9%</text:p>
          </table:table-cell>
          <table:table-cell office:value-type="date" office:date-value="2021-01-08T00:00:00" table:style-name="ce14">
            <text:p>08/01/2021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Asturias<text:s/></text:p>
          </table:table-cell>
          <table:table-cell office:value-type="float" office:value="23720" table:style-name="ce8">
            <text:p>23.720</text:p>
          </table:table-cell>
          <table:table-cell office:value-type="float" office:value="17843" table:style-name="ce8">
            <text:p>17.843</text:p>
          </table:table-cell>
          <table:table-cell office:value-type="percentage" office:value="0.75223440134907249" table:style-name="ce9">
            <text:p>75,2%</text:p>
          </table:table-cell>
          <table:table-cell office:value-type="date" office:date-value="2021-01-08T00:00:00" table:style-name="ce14">
            <text:p>08/01/2021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Baleares</text:p>
          </table:table-cell>
          <table:table-cell office:value-type="float" office:value="12840" table:style-name="ce8">
            <text:p>12.840</text:p>
          </table:table-cell>
          <table:table-cell office:value-type="float" office:value="4257" table:style-name="ce8">
            <text:p>4.257</text:p>
          </table:table-cell>
          <table:table-cell office:value-type="percentage" office:value="0.33154205607476633" table:style-name="ce9">
            <text:p>33,2%</text:p>
          </table:table-cell>
          <table:table-cell office:value-type="date" office:date-value="2021-12-07T00:00:00" table:style-name="ce14">
            <text:p>07/12/2021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Canarias</text:p>
          </table:table-cell>
          <table:table-cell office:value-type="float" office:value="27660" table:style-name="ce8">
            <text:p>27.660</text:p>
          </table:table-cell>
          <table:table-cell office:value-type="float" office:value="9572" table:style-name="ce8">
            <text:p>9.572</text:p>
          </table:table-cell>
          <table:table-cell office:value-type="percentage" office:value="0.346059291395517" table:style-name="ce9">
            <text:p>34,6%</text:p>
          </table:table-cell>
          <table:table-cell office:value-type="date" office:date-value="2021-01-08T00:00:00" table:style-name="ce14">
            <text:p>08/01/2021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Cantabria</text:p>
          </table:table-cell>
          <table:table-cell office:value-type="float" office:value="11850" table:style-name="ce8">
            <text:p>11.850</text:p>
          </table:table-cell>
          <table:table-cell office:value-type="float" office:value="2334" table:style-name="ce8">
            <text:p>2.334</text:p>
          </table:table-cell>
          <table:table-cell office:value-type="percentage" office:value="0.19696202531645571" table:style-name="ce9">
            <text:p>19,7%</text:p>
          </table:table-cell>
          <table:table-cell office:value-type="date" office:date-value="2021-01-08T00:00:00" table:style-name="ce14">
            <text:p>08/01/2021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Castilla y Leon<text:s/></text:p>
          </table:table-cell>
          <table:table-cell office:value-type="float" office:value="51390" table:style-name="ce8">
            <text:p>51.390</text:p>
          </table:table-cell>
          <table:table-cell office:value-type="float" office:value="28325" table:style-name="ce8">
            <text:p>28.325</text:p>
          </table:table-cell>
          <table:table-cell office:value-type="percentage" office:value="0.55117727184277099" table:style-name="ce9">
            <text:p>55,1%</text:p>
          </table:table-cell>
          <table:table-cell office:value-type="date" office:date-value="2021-01-07T00:00:00" table:style-name="ce14">
            <text:p>07/01/2021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Castilla La Mancha</text:p>
          </table:table-cell>
          <table:table-cell office:value-type="float" office:value="35550" table:style-name="ce8">
            <text:p>35.550</text:p>
          </table:table-cell>
          <table:table-cell office:value-type="float" office:value="12380" table:style-name="ce8">
            <text:p>12.380</text:p>
          </table:table-cell>
          <table:table-cell office:value-type="percentage" office:value="0.34824191279887484" table:style-name="ce9">
            <text:p>34,8%</text:p>
          </table:table-cell>
          <table:table-cell office:value-type="date" office:date-value="2021-01-07T00:00:00" table:style-name="ce14">
            <text:p>07/01/2021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Cataluña</text:p>
          </table:table-cell>
          <table:table-cell office:value-type="float" office:value="120545" table:style-name="ce8">
            <text:p>120.545</text:p>
          </table:table-cell>
          <table:table-cell office:value-type="float" office:value="38826" table:style-name="ce8">
            <text:p>38.826</text:p>
          </table:table-cell>
          <table:table-cell office:value-type="percentage" office:value="0.32208718735741837" table:style-name="ce9">
            <text:p>32,2%</text:p>
          </table:table-cell>
          <table:table-cell office:value-type="date" office:date-value="2021-01-07T00:00:00" table:style-name="ce14">
            <text:p>07/01/2021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C. Valenciana</text:p>
          </table:table-cell>
          <table:table-cell office:value-type="float" office:value="61225" table:style-name="ce8">
            <text:p>61.225</text:p>
          </table:table-cell>
          <table:table-cell office:value-type="float" office:value="15965" table:style-name="ce8">
            <text:p>15.965</text:p>
          </table:table-cell>
          <table:table-cell office:value-type="percentage" office:value="0.26075949367088608" table:style-name="ce9">
            <text:p>26,1%</text:p>
          </table:table-cell>
          <table:table-cell office:value-type="date" office:date-value="2021-01-08T00:00:00" table:style-name="ce14">
            <text:p>08/01/2021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Extremadura</text:p>
          </table:table-cell>
          <table:table-cell office:value-type="float" office:value="21725" table:style-name="ce8">
            <text:p>21.725</text:p>
          </table:table-cell>
          <table:table-cell office:value-type="float" office:value="4727" table:style-name="ce8">
            <text:p>4.727</text:p>
          </table:table-cell>
          <table:table-cell office:value-type="percentage" office:value="0.21758342922899884" table:style-name="ce9">
            <text:p>21,8%</text:p>
          </table:table-cell>
          <table:table-cell office:value-type="date" office:date-value="2021-01-07T00:00:00" table:style-name="ce14">
            <text:p>07/01/2021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Galicia</text:p>
          </table:table-cell>
          <table:table-cell office:value-type="float" office:value="37555" table:style-name="ce8">
            <text:p>37.555</text:p>
          </table:table-cell>
          <table:table-cell office:value-type="float" office:value="24750" table:style-name="ce8">
            <text:p>24.750</text:p>
          </table:table-cell>
          <table:table-cell office:value-type="percentage" office:value="0.65903341765410728" table:style-name="ce9">
            <text:p>65,9%</text:p>
          </table:table-cell>
          <table:table-cell office:value-type="date" office:date-value="2021-01-08T00:00:00" table:style-name="ce14">
            <text:p>08/01/2021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La Rioja</text:p>
          </table:table-cell>
          <table:table-cell office:value-type="float" office:value="5915" table:style-name="ce8">
            <text:p>5.915</text:p>
          </table:table-cell>
          <table:table-cell office:value-type="float" office:value="1674" table:style-name="ce8">
            <text:p>1.674</text:p>
          </table:table-cell>
          <table:table-cell office:value-type="percentage" office:value="0.28300929839391376" table:style-name="ce9">
            <text:p>28,3%</text:p>
          </table:table-cell>
          <table:table-cell office:value-type="date" office:date-value="2021-01-08T00:00:00" table:style-name="ce14">
            <text:p>08/01/2021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Madrid</text:p>
          </table:table-cell>
          <table:table-cell office:value-type="float" office:value="98790" table:style-name="ce8">
            <text:p>98.790</text:p>
          </table:table-cell>
          <table:table-cell office:value-type="float" office:value="14152" table:style-name="ce8">
            <text:p>14.152</text:p>
          </table:table-cell>
          <table:table-cell office:value-type="percentage" office:value="0.14325336572527583" table:style-name="ce9">
            <text:p>14,3%</text:p>
          </table:table-cell>
          <table:table-cell office:value-type="date" office:date-value="2021-01-08T00:00:00" table:style-name="ce14">
            <text:p>08/01/2021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Murcia<text:s/></text:p>
          </table:table-cell>
          <table:table-cell office:value-type="float" office:value="25685" table:style-name="ce8">
            <text:p>25.685</text:p>
          </table:table-cell>
          <table:table-cell office:value-type="float" office:value="8958" table:style-name="ce8">
            <text:p>8.958</text:p>
          </table:table-cell>
          <table:table-cell office:value-type="percentage" office:value="0.34876386996301345" table:style-name="ce9">
            <text:p>34,9%</text:p>
          </table:table-cell>
          <table:table-cell office:value-type="date" office:date-value="2021-01-08T00:00:00" table:style-name="ce14">
            <text:p>08/01/2021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Navarra</text:p>
          </table:table-cell>
          <table:table-cell office:value-type="float" office:value="11850" table:style-name="ce8">
            <text:p>11.850</text:p>
          </table:table-cell>
          <table:table-cell office:value-type="float" office:value="3703" table:style-name="ce8">
            <text:p>3.703</text:p>
          </table:table-cell>
          <table:table-cell office:value-type="percentage" office:value="0.31248945147679325" table:style-name="ce9">
            <text:p>31,2%</text:p>
          </table:table-cell>
          <table:table-cell office:value-type="date" office:date-value="2021-01-07T00:00:00" table:style-name="ce14">
            <text:p>07/01/2021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País Vasco</text:p>
          </table:table-cell>
          <table:table-cell office:value-type="float" office:value="31605" table:style-name="ce8">
            <text:p>31.605</text:p>
          </table:table-cell>
          <table:table-cell office:value-type="float" office:value="9811" table:style-name="ce8">
            <text:p>9.811</text:p>
          </table:table-cell>
          <table:table-cell office:value-type="percentage" office:value="0.31042556557506723" table:style-name="ce9">
            <text:p>31,0%</text:p>
          </table:table-cell>
          <table:table-cell office:value-type="date" office:date-value="2021-01-07T00:00:00" table:style-name="ce14">
            <text:p>07/01/2021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Ceuta</text:p>
          </table:table-cell>
          <table:table-cell office:value-type="float" office:value="1005" table:style-name="ce8">
            <text:p>1.005</text:p>
          </table:table-cell>
          <table:table-cell office:value-type="float" office:value="637" table:style-name="ce8">
            <text:p>637</text:p>
          </table:table-cell>
          <table:table-cell office:value-type="percentage" office:value="0.63383084577114424" table:style-name="ce9">
            <text:p>63,4%</text:p>
          </table:table-cell>
          <table:table-cell office:value-type="date" office:date-value="2021-01-07T00:00:00" table:style-name="ce14">
            <text:p>07/01/2021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Melilla</text:p>
          </table:table-cell>
          <table:table-cell office:value-type="float" office:value="1005" table:style-name="ce8">
            <text:p>1.005</text:p>
          </table:table-cell>
          <table:table-cell office:value-type="float" office:value="673" table:style-name="ce8">
            <text:p>673</text:p>
          </table:table-cell>
          <table:table-cell office:value-type="percentage" office:value="0.66965174129353233" table:style-name="ce9">
            <text:p>67,0%</text:p>
          </table:table-cell>
          <table:table-cell office:value-type="date" office:date-value="2021-01-08T00:00:00" table:style-name="ce15">
            <text:p>08/01/2021</text:p>
          </table:table-cell>
          <table:table-cell table:number-columns-repeated="16379"/>
        </table:table-row>
        <table:table-row table:style-name="ro1">
          <table:table-cell office:value-type="string" table:style-name="ce10">
            <text:p>Totales</text:p>
          </table:table-cell>
          <table:table-cell office:value-type="float" office:value="743925" table:style-name="ce11">
            <text:p>743.925</text:p>
          </table:table-cell>
          <table:table-cell office:value-type="float" office:value="277976" table:style-name="ce11">
            <text:p>277.976</text:p>
          </table:table-cell>
          <table:table-cell office:value-type="percentage" office:value="0.37366132338609404" table:style-name="ce12">
            <text:p>37,4%</text:p>
          </table:table-cell>
          <table:table-cell table:style-name="ce16"/>
          <table:table-cell table:number-columns-repeated="16379"/>
        </table:table-row>
        <table:table-row table:number-rows-repeated="104855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percentage-style style:name="N36">
      <number:number number:decimal-places="1" number:min-integer-digits="1"/>
      <number:text>%</number:text>
    </number:percentag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Porcentaje" style:family="table-cell" style:data-style-name="N13"/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GIV</meta:initial-creator>
    <dc:creator>Sánchez Pérez. Néstor</dc:creator>
    <meta:creation-date>2021-01-04T11:25:18Z</meta:creation-date>
    <dc:date>2021-01-08T16:57:51Z</dc:date>
  </office:meta>
</office:document-meta>
</file>